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387e" officeooo:paragraph-rsid="0009387e"/>
    </style:style>
    <style:style style:name="P2" style:family="paragraph" style:parent-style-name="Standard">
      <style:text-properties officeooo:rsid="0008efc6" officeooo:paragraph-rsid="0008efc6"/>
    </style:style>
    <style:style style:name="P3" style:family="paragraph" style:parent-style-name="Standard">
      <style:text-properties officeooo:rsid="000d0223" officeooo:paragraph-rsid="000d0223"/>
    </style:style>
    <style:style style:name="P4" style:family="paragraph" style:parent-style-name="Standard">
      <style:text-properties officeooo:rsid="0011707c" officeooo:paragraph-rsid="0011707c"/>
    </style:style>
    <style:style style:name="P5" style:family="paragraph" style:parent-style-name="Standard">
      <style:text-properties fo:font-weight="bold" officeooo:rsid="0011707c" officeooo:paragraph-rsid="0011707c" style:font-weight-asian="bold" style:font-weight-complex="bold"/>
    </style:style>
    <style:style style:name="P6" style:family="paragraph" style:parent-style-name="Standard">
      <style:text-properties fo:font-weight="bold" officeooo:rsid="0011707c" officeooo:paragraph-rsid="001e143f" style:font-weight-asian="bold" style:font-weight-complex="bold"/>
    </style:style>
    <style:style style:name="P7" style:family="paragraph" style:parent-style-name="Standard">
      <style:text-properties fo:font-weight="bold" officeooo:rsid="001e143f" officeooo:paragraph-rsid="001e143f" style:font-weight-asian="bold" style:font-weight-complex="bold"/>
    </style:style>
    <style:style style:name="P8" style:family="paragraph" style:parent-style-name="Standard">
      <style:text-properties officeooo:rsid="001c386b" officeooo:paragraph-rsid="0008efc6"/>
    </style:style>
    <style:style style:name="P9" style:family="paragraph" style:parent-style-name="Standard">
      <style:text-properties officeooo:rsid="001c386b" officeooo:paragraph-rsid="001c386b"/>
    </style:style>
    <style:style style:name="P10" style:family="paragraph" style:parent-style-name="Standard">
      <style:text-properties officeooo:rsid="0027022d" officeooo:paragraph-rsid="0027022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18f40" officeooo:paragraph-rsid="00118f40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d400e" officeooo:paragraph-rsid="000d400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d400e" officeooo:paragraph-rsid="00192258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1a35ec" officeooo:paragraph-rsid="001a35ec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f33a3" officeooo:paragraph-rsid="001f33a3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20fed5" officeooo:paragraph-rsid="0020fed5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240ea8" officeooo:paragraph-rsid="00257d5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20fed5" officeooo:paragraph-rsid="0020fed5" style:text-blinking="false" fo:background-color="transparen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bold" officeooo:rsid="00257f13" officeooo:paragraph-rsid="00257f13" style:font-weight-asian="bold" style:font-weight-complex="bold"/>
    </style:style>
    <style:style style:name="P20" style:family="paragraph" style:parent-style-name="Standard" style:master-page-name="MP0">
      <style:paragraph-properties style:page-number="auto" fo:break-before="page"/>
      <style:text-properties officeooo:rsid="000b7184" officeooo:paragraph-rsid="000c0b5c"/>
    </style:style>
    <style:style style:name="P21" style:family="paragraph" style:parent-style-name="Standard">
      <style:text-properties officeooo:rsid="00157e21" officeooo:paragraph-rsid="0029012b"/>
    </style:style>
    <style:style style:name="P22" style:family="paragraph" style:parent-style-name="Standard">
      <style:text-properties officeooo:rsid="000b7184" officeooo:paragraph-rsid="000c0b5c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257d5e" officeooo:paragraph-rsid="00257d5e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240ea8" officeooo:paragraph-rsid="00257d5e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57e21" officeooo:paragraph-rsid="0029012b"/>
    </style:style>
    <style:style style:name="T1" style:family="text">
      <style:text-properties officeooo:rsid="0009387e"/>
    </style:style>
    <style:style style:name="T2" style:family="text">
      <style:text-properties officeooo:rsid="000f158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987c" style:font-style-asian="italic" style:font-style-complex="italic"/>
    </style:style>
    <style:style style:name="T5" style:family="text">
      <style:text-properties fo:font-style="italic" officeooo:rsid="000f158d" style:font-style-asian="italic" style:font-style-complex="italic"/>
    </style:style>
    <style:style style:name="T6" style:family="text">
      <style:text-properties fo:font-style="italic" officeooo:rsid="0029367e" style:font-style-asian="italic" style:font-style-complex="italic"/>
    </style:style>
    <style:style style:name="T7" style:family="text">
      <style:text-properties officeooo:rsid="0014987c"/>
    </style:style>
    <style:style style:name="T8" style:family="text">
      <style:text-properties officeooo:rsid="001a78f6"/>
    </style:style>
    <style:style style:name="T9" style:family="text">
      <style:text-properties officeooo:rsid="001e143f"/>
    </style:style>
    <style:style style:name="T10" style:family="text">
      <style:text-properties officeooo:rsid="001ede06"/>
    </style:style>
    <style:style style:name="T11" style:family="text">
      <style:text-properties officeooo:rsid="00220760"/>
    </style:style>
    <style:style style:name="T12" style:family="text">
      <style:text-properties officeooo:rsid="0023f053"/>
    </style:style>
    <style:style style:name="T13" style:family="text">
      <style:text-properties officeooo:rsid="00257d5e"/>
    </style:style>
    <style:style style:name="T14" style:family="text">
      <style:text-properties officeooo:rsid="00270604"/>
    </style:style>
    <style:style style:name="T15" style:family="text">
      <style:text-properties officeooo:rsid="0029367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siología: Cómo los organismos, células o biomoléculas funcionan física y químicamente en los sistemas vivientes (normalmente)</text:p>
      <text:p text:style-name="P22"/>
      <text:p text:style-name="P10">Metabolismo: Cualidad de los seres vivos de cambiar químicamente una sustancia. <text:span text:style-name="T14">Conjunto de reacciones bioquímicas y fisicoquímicas que ocurren en la célula y en organismo.</text:span></text:p>
      <text:p text:style-name="P3">Gram-positiva:</text:p>
      <text:p text:style-name="P3"/>
      <text:p text:style-name="P3">Gram-negativa:</text:p>
      <text:p text:style-name="P3"/>
      <text:p text:style-name="P21">V. Parae. Es una bacteria gram-negativa presente en las aguas salobres( más salina que la dulce y menos salina que el agua de mar) de USA y Canadá. Es de la misma familia que la bacteria del cólera. Cuando se digiere produce gastroenteritis.</text:p>
      <text:p text:style-name="P21"/>
      <text:p text:style-name="Standard">Peptidoglicando o mureína: Polímero que consiste en azúcares y aminoácidos que forman una rejilla afuera de la membrana plasmática, en particular en las bacterias gram-negativas es poco espesa.</text:p>
      <text:p text:style-name="Standard"/>
      <text:p text:style-name="Standard">Sustrato: Sustancia sobre la cual actúa una enzima, en una rección enzimática.</text:p>
      <text:p text:style-name="Standard"/>
      <text:p text:style-name="Standard">Enzima: Catalizador de reacciones químicas en las que el sustrato reactante se convierte en un producto.</text:p>
      <text:p text:style-name="Standard"/>
      <text:p text:style-name="P1">Proteínas integrales: Que atraviesan la subcapa fosfolipídica; las hay transmembranales (del citosol al exterior) y no transmembranales.</text:p>
      <text:p text:style-name="P1"/>
      <text:p text:style-name="P2">Canales proteicos o proteínas de canal (Proteína de transporte): <text:span text:style-name="T1">Son proteínas transmembranales</text:span></text:p>
      <text:p text:style-name="P8"/>
      <text:p text:style-name="P5"/>
      <text:p text:style-name="P7">Transporte:</text:p>
      <text:p text:style-name="P9">Pasivo: En contra del gradiente de concentración, no requiere energía adicional, <text:span text:style-name="T9">se da por difusión simple.</text:span></text:p>
      <text:p text:style-name="P9">Activo:<text:span text:style-name="T9">Requiere un gasto de energía en forma de ATP para transportar las moléculas en contra del gradiente de concetración. (Entendiéndose este como -grac(c))</text:span></text:p>
      <text:p text:style-name="P9"/>
      <text:p text:style-name="P6">Transportadores <text:span text:style-name="T9">activos</text:span>:<text:span text:style-name="T10">(excepto uniportador)</text:span></text:p>
      <text:p text:style-name="P4">Activos primarios:Requieren de energía química (ejm:ATP)</text:p>
      <text:p text:style-name="P4"><text:span text:style-name="T3">Activos secundarios: </text:span><text:span text:style-name="T6">La</text:span> energía <text:span text:style-name="T15">para transportar el sustrato </text:span>es proporcionada por el gradiente electroquímico <text:span text:style-name="T15">de una especie química. Se les dice secundarios porque el transporte normalmente está acoplado por un transportador activo primario, el cual produce el gradiente electroquíico</text:span></text:p>
      <text:p text:style-name="P4"/>
      <text:p text:style-name="P11">Son:</text:p>
      <text:p text:style-name="P11"/>
      <text:p text:style-name="P12">Uniportador: <text:span text:style-name="T2">Se da por </text:span><text:span text:style-name="T5">difusión facilitada</text:span><text:span text:style-name="T2">, es decir, una proteína facilita la difusión en contra del gradiente químico (de concentración)</text:span></text:p>
      <text:p text:style-name="P12">Simportador: <text:span text:style-name="T7">Se ayuda de el gradiente electroquímico para acoplar “mejorar” la difusión en contra del gradiente de concentración. Su característica es que su <text:s/>sustrato y su ion bajan o suben en la </text:span><text:span text:style-name="T4">misma dirección</text:span><text:span text:style-name="T7">.</text:span></text:p>
      <text:p text:style-name="P13">Antiportador:<text:span text:style-name="T7">Se ayuda de el gradiente electroquímico para acoplar “mejorar” la difusión en contra del gradiente de concentración. Su característica es que su <text:s/>sustrato y su ion bajan o suben en </text:span><text:span text:style-name="T4">direcciones contrarias</text:span><text:span text:style-name="T7">.</text:span></text:p>
      <text:p text:style-name="P12"/>
      <text:p text:style-name="P14">Ligando <text:span text:style-name="T8">(o agente complejo)</text:span>: <text:span text:style-name="T8">ion o molécula que se enlaza a un átomo metálico central formando lo </text:span><text:soft-page-break/><text:span text:style-name="T8">que se conoce como un complejo de coordinación.(átomo central enlazado a moléculas o iones)</text:span></text:p>
      <text:p text:style-name="P14"/>
      <text:p text:style-name="P15">Apoproteína: Proteína parte de una enzima sin su grupo prostético.</text:p>
      <text:p text:style-name="P16">Grupo prostético: <text:span text:style-name="T11">Molécula</text:span> no <text:span text:style-name="T12">proteínica</text:span> <text:span text:style-name="T12">(</text:span>orgánica <text:span text:style-name="T11">u orgánica) </text:span>que <text:span text:style-name="T12">forma parte de una enzima. (la otra parte es denominada apoproteína)</text:span>.</text:p>
      <text:p text:style-name="P18"/>
      <text:p text:style-name="P18"><text:bookmark text:name="docs-internal-guid-9872b0da-25dd-5998-660e-61120cb79b72"/>Familia SSS:   Solute:Sodium symporter family . Familia a la que pertenece vSGLT</text:p>
      <text:p text:style-name="P16"/>
      <text:p text:style-name="P19">ENM</text:p>
      <text:p text:style-name="P17"/>
      <text:p text:style-name="P17">Coarse-grained model <text:span text:style-name="T13">(modelos de grano grueso): Modelos en los que se usa una representación simplificada, cambiando los modelos atomísticos por modelos con grupos de átomos.</text:span></text:p>
      <text:p text:style-name="P17"/>
      <text:p text:style-name="P21"/>
      <text:p text:style-name="P21"/>
      <text:p text:style-name="P25"/>
      <text:section text:style-name="Sect1" text:name="ADDIN Mendeley Bibliography CSL_BIBLIOGRAPHY  RND8dyLYlLGbk">
        <text:p text:style-name="P23">{Bibliography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P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P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John Erick Cabrera Ramirez</meta:initial-creator>
    <dc:creator>John Cabrera</dc:creator>
    <meta:creation-date>2016-10-26T22:14:00Z</meta:creation-date>
    <dc:date>2017-04-03T07:00:32.522791252</dc:date>
    <meta:editing-cycles>37</meta:editing-cycles>
    <meta:editing-duration>PT8H14M35S</meta:editing-duration>
    <meta:document-statistic meta:table-count="0" meta:image-count="0" meta:object-count="0" meta:page-count="2" meta:paragraph-count="27" meta:word-count="446" meta:character-count="3070" meta:non-whitespace-character-count="2647"/>
    <meta:user-defined meta:name="Mendeley Citation Style_1">http://www.zotero.org/styles/ieee</meta:user-defined>
    <meta:user-defined meta:name="Mendeley Document_1">True</meta:user-defined>
    <meta:user-defined meta:name="Mendeley Unique User Id_1">bd45af50-ad2f-3b43-a882-7e85b1e9e210</meta:user-defined>
    <meta:template xlink:type="simple" xlink:actuate="onRequest" xlink:title="" xlink:href="Normal"/>
  </office:meta>
</office:document-meta>
</file>